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office:value-type="string">
            <text:p>R1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Vx</text:p>
          </table:table-cell>
          <table:table-cell table:formula="of:=[.C5]*([.C6]-[.C7])/([.C4]+[.C5])" office:value-type="float" office:value="0.392307692307692">
            <text:p>0.3923076923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3000">
            <text:p>3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b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c</text:p>
          </table:table-cell>
          <table:table-cell office:value-type="float" office:value="2.6">
            <text:p>2.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21:0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5T21:02:27</meta:creation-date>
    <dc:date>2011-09-05T21:06:08</dc:date>
    <meta:editing-duration>PT3M43S</meta:editing-duration>
    <meta:editing-cycles>1</meta:editing-cycles>
    <meta:document-statistic meta:table-count="3" meta:cell-count="10" meta:object-count="0"/>
    <meta:generator>OpenOffice.org/3.3$Linux OpenOffice.org_project/330m20$Build-9567</meta:generator>
  </office:meta>
</office:document-meta>
</file>